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747cm" fo:min-width="0.4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color="#cfe7f5" draw:textarea-horizontal-align="justify" draw:textarea-vertical-align="top" draw:auto-grow-height="false" fo:min-height="14.101cm" fo:min-width="25.916cm"/>
    </style:style>
    <style:style style:name="gr6" style:family="graphic" style:parent-style-name="standard">
      <style:graphic-properties draw:textarea-horizontal-align="justify" draw:textarea-vertical-align="top" draw:auto-grow-height="false" fo:min-height="6.608cm" fo:min-width="8.39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02cm" fo:min-width="3.945cm"/>
    </style:style>
    <style:style style:name="gr8" style:family="graphic" style:parent-style-name="standard">
      <style:graphic-properties draw:stroke="none" svg:stroke-color="#000000" draw:fill="none" draw:fill-color="#ffffff" fo:min-height="0.878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0.893cm" fo:min-width="13.724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893cm" fo:min-width="16.01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0.893cm" fo:min-width="19.8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cfe7f5"/>
      <style:paragraph-properties fo:text-align="center"/>
      <style:text-properties fo:font-size="18pt"/>
    </style:style>
    <style:style style:name="P8" style:family="paragraph">
      <loext:graphic-properties draw:fill-color="#ffffcc"/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cc99"/>
      <style:paragraph-properties fo:text-align="center"/>
    </style:style>
    <style:style style:name="P12" style:family="paragraph">
      <loext:graphic-properties draw:fill-color="#ffcc99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524cm" svg:x="1.651cm" svg:y="6.35cm">
          <text:p text:style-name="P1">192.168.0.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524cm" svg:x="20.701cm" svg:y="6.35cm">
          <text:p text:style-name="P1">172.16.0.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2.954cm" svg:y="6.47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6.985cm" svg:y1="7.112cm" svg:x2="12.954cm" svg:y2="7.112cm">
          <text:p/>
        </draw:line>
        <draw:line draw:style-name="gr3" draw:text-style-name="P2" draw:layer="layout" svg:x1="14.351cm" svg:y1="7.112cm" svg:x2="20.701cm" svg:y2="7.112cm">
          <text:p/>
        </draw:line>
        <draw:frame draw:style-name="gr4" draw:text-style-name="P3" draw:layer="layout" svg:width="4.826cm" svg:height="1.524cm" svg:x="9.017cm" svg:y="5.842cm">
          <draw:text-box>
            <text:p>192.168.0.1</text:p>
          </draw:text-box>
        </draw:frame>
        <draw:frame draw:style-name="gr4" draw:text-style-name="P3" draw:layer="layout" svg:width="4.826cm" svg:height="1.524cm" svg:x="14.351cm" svg:y="5.842cm">
          <draw:text-box>
            <text:p>172.16.0.1</text:p>
          </draw:text-box>
        </draw:frame>
      </draw:page>
      <draw:page draw:name="page2" draw:style-name="dp1" draw:master-page-name="Default">
        <draw:custom-shape draw:style-name="gr5" draw:text-style-name="P4" draw:layer="layout" svg:width="26.416cm" svg:height="14.351cm" svg:x="0.762cm" svg:y="0.762cm">
          <text:p text:style-name="P1">VM Hos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9cm" svg:height="6.858cm" svg:x="1.651cm" svg:y="2.667cm">
          <text:p text:style-name="P1">VM 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21.336cm" svg:y="14.224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8.8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12.319cm">
          <text:p text:style-name="P1">Tap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10.16cm" svg:x2="7.62cm" svg:y2="12.319cm">
          <text:p/>
        </draw:line>
        <draw:frame draw:style-name="gr8" draw:text-style-name="P3" draw:layer="layout" svg:width="3.556cm" svg:height="1.128cm" svg:x="7.874cm" svg:y="10.033cm">
          <draw:text-box>
            <text:p>10.0.0.100</text:p>
          </draw:text-box>
        </draw:frame>
        <draw:frame draw:style-name="gr8" draw:text-style-name="P3" draw:layer="layout" svg:width="3.556cm" svg:height="1.128cm" svg:x="7.874cm" svg:y="11.318cm">
          <draw:text-box>
            <text:p>10.0.0.1</text:p>
          </draw:text-box>
        </draw:frame>
      </draw:page>
      <draw:page draw:name="page3" draw:style-name="dp1" draw:master-page-name="Default">
        <draw:custom-shape draw:style-name="gr5" draw:text-style-name="P7" draw:layer="layout" svg:width="26.416cm" svg:height="14.351cm" svg:x="0.762cm" svg:y="0.762cm">
          <text:p text:style-name="P6">VM Hos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9cm" svg:height="6.858cm" svg:x="1.651cm" svg:y="1.397cm">
          <text:p text:style-name="P6">VM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6">Eth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6">Eth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10.287cm">
          <text:p text:style-name="P6">Tap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0.287cm">
          <text:p/>
        </draw:line>
        <draw:frame draw:style-name="gr8" draw:text-style-name="P10" draw:layer="layout" svg:width="3.556cm" svg:height="1.128cm" svg:x="7.874cm" svg:y="8.763cm">
          <draw:text-box>
            <text:p text:style-name="P9">10.0.0.100</text:p>
          </draw:text-box>
        </draw:frame>
        <draw:frame draw:style-name="gr8" draw:text-style-name="P10" draw:layer="layout" svg:width="3.556cm" svg:height="1.128cm" svg:x="9.779cm" svg:y="10.16cm">
          <draw:text-box>
            <text:p text:style-name="P9">10.0.0.1</text:p>
          </draw:text-box>
        </draw:frame>
        <draw:custom-shape draw:style-name="gr9" draw:text-style-name="P11" draw:layer="layout" svg:width="14.224cm" svg:height="1.143cm" svg:x="6.858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6">Br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</draw:page>
      <draw:page draw:name="page4" draw:style-name="dp1" draw:master-page-name="Default">
        <draw:custom-shape draw:style-name="gr5" draw:text-style-name="P7" draw:layer="layout" svg:width="26.416cm" svg:height="14.351cm" svg:x="0.762cm" svg:y="0.762cm">
          <text:p text:style-name="P6">VM Hos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9cm" svg:height="6.858cm" svg:x="1.651cm" svg:y="1.397cm">
          <text:p text:style-name="P6">VM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6">Eth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6">Eth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1.43cm">
          <text:p/>
        </draw:line>
        <draw:frame draw:style-name="gr8" draw:text-style-name="P10" draw:layer="layout" svg:width="3.556cm" svg:height="1.128cm" svg:x="7.874cm" svg:y="8.763cm">
          <draw:text-box>
            <text:p text:style-name="P9">10.0.0.100</text:p>
          </draw:text-box>
        </draw:frame>
        <draw:custom-shape draw:style-name="gr10" draw:text-style-name="P12" draw:layer="layout" svg:width="16.51cm" svg:height="1.143cm" svg:x="4.572cm" svg:y="12.065cm">
          <text:p text:style-name="P6">Br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6">Br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  <draw:custom-shape draw:style-name="gr7" draw:text-style-name="P8" draw:layer="layout" svg:width="4.445cm" svg:height="1.27cm" svg:x="5.461cm" svg:y="11.43cm">
          <text:p text:style-name="P6">Tap0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" draw:text-style-name="P7" draw:layer="layout" svg:width="26.416cm" svg:height="14.351cm" svg:x="0.762cm" svg:y="0.762cm">
          <text:p text:style-name="P6">VM Hos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9cm" svg:height="6.858cm" svg:x="1.651cm" svg:y="1.397cm">
          <text:p text:style-name="P6">VM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6">Eth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6">Eth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1.43cm">
          <text:p/>
        </draw:line>
        <draw:frame draw:style-name="gr8" draw:text-style-name="P10" draw:layer="layout" svg:width="3.556cm" svg:height="1.128cm" svg:x="7.874cm" svg:y="8.763cm">
          <draw:text-box>
            <text:p text:style-name="P9">10.0.0.100</text:p>
          </draw:text-box>
        </draw:frame>
        <draw:custom-shape draw:style-name="gr11" draw:text-style-name="P12" draw:layer="layout" svg:width="20.32cm" svg:height="1.143cm" svg:x="4.572cm" svg:y="12.065cm">
          <text:p text:style-name="P6">Br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6">Br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  <draw:custom-shape draw:style-name="gr7" draw:text-style-name="P8" draw:layer="layout" svg:width="4.445cm" svg:height="1.27cm" svg:x="5.461cm" svg:y="11.43cm">
          <text:p text:style-name="P6">Tap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9cm" svg:height="6.858cm" svg:x="16.002cm" svg:y="1.398cm">
          <text:p text:style-name="P6">VM 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19.812cm" svg:y="7.621cm">
          <text:p text:style-name="P6">Eth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971cm" svg:y1="8.891cm" svg:x2="21.971cm" svg:y2="11.431cm">
          <text:p/>
        </draw:line>
        <draw:frame draw:style-name="gr8" draw:text-style-name="P10" draw:layer="layout" svg:width="3.556cm" svg:height="1.128cm" svg:x="22.225cm" svg:y="8.764cm">
          <draw:text-box>
            <text:p text:style-name="P9">10.0.0.101</text:p>
          </draw:text-box>
        </draw:frame>
        <draw:custom-shape draw:style-name="gr7" draw:text-style-name="P8" draw:layer="layout" svg:width="4.445cm" svg:height="1.27cm" svg:x="19.812cm" svg:y="11.431cm">
          <text:p text:style-name="P6">Tap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7-20T15:13:42.484990294</dc:date>
    <meta:editing-duration>PT3H15M43S</meta:editing-duration>
    <meta:editing-cycles>15</meta:editing-cycles>
    <meta:generator>LibreOffice/5.0.6.3$Linux_X86_64 LibreOffice_project/00m0$Build-3</meta:generator>
    <meta:document-statistic meta:object-count="51"/>
  </office:meta>
</office:document-meta>
</file>